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6666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personality_cluster_result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table:style-name="ce6" office:value-type="string" calcext:value-type="string">
            <text:p>@SenatorRe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 pair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3^(50-[.K1]))/4^50" office:value-type="float" office:value="0.000000566321656426938" calcext:value-type="float">
            <text:p>5.66321656426938E-07</text:p>
          </table:table-cell>
          <table:table-cell table:formula="of:=COMBIN(50;[.K1])" office:value-type="float" office:value="1" calcext:value-type="float">
            <text:p>1</text:p>
          </table:table-cell>
          <table:table-cell table:formula="of:=[.L1]*[.M1]" office:value-type="float" office:value="0.000000566321656426938" calcext:value-type="float">
            <text:p>5.66321656426938E-07</text:p>
          </table:table-cell>
          <table:table-cell/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table:style-name="ce5" office:value-type="string" calcext:value-type="string">
            <text:p>@HillaryClint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3^(50-[.K2]))/4^50" office:value-type="float" office:value="0.000000188773885475646" calcext:value-type="float">
            <text:p>1.88773885475646E-07</text:p>
          </table:table-cell>
          <table:table-cell table:formula="of:=COMBIN(50;[.K2])" office:value-type="float" office:value="50" calcext:value-type="float">
            <text:p>50</text:p>
          </table:table-cell>
          <table:table-cell table:formula="of:=[.L2]*[.M2]" office:value-type="float" office:value="0.00000943869427378229" calcext:value-type="float">
            <text:p>9.43869427378229E-06</text:p>
          </table:table-cell>
          <table:table-cell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table:style-name="ce5" office:value-type="string" calcext:value-type="string">
            <text:p>@BernieSander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3^(50-[.K3]))/4^50" office:value-type="float" office:value="0.000000062924628491882" calcext:value-type="float">
            <text:p>6.2924628491882E-08</text:p>
          </table:table-cell>
          <table:table-cell table:formula="of:=COMBIN(50;[.K3])" office:value-type="float" office:value="1225" calcext:value-type="float">
            <text:p>1225</text:p>
          </table:table-cell>
          <table:table-cell table:formula="of:=[.L3]*[.M3]" office:value-type="float" office:value="0.0000770826699025554" calcext:value-type="float">
            <text:p>7.70826699025554E-05</text:p>
          </table:table-cell>
          <table:table-cell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Stei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MD</text:p>
          </table:table-cell>
          <table:table-cell table:style-name="ce5" office:value-type="string" calcext:value-type="string">
            <text:p>@DrJillStei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(3^(50-[.K4]))/4^50" office:value-type="float" office:value="0.0000000209748761639606" calcext:value-type="float">
            <text:p>0.000000021</text:p>
          </table:table-cell>
          <table:table-cell table:formula="of:=COMBIN(50;[.K4])" office:value-type="float" office:value="19600" calcext:value-type="float">
            <text:p>19600</text:p>
          </table:table-cell>
          <table:table-cell table:formula="of:=[.L4]*[.M4]" office:value-type="float" office:value="0.000411107572813629" calcext:value-type="float">
            <text:p>0.0004111076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Johnso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table:style-name="ce5" office:value-type="string" calcext:value-type="string">
            <text:p>@GovGaryJohns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4]+1" office:value-type="float" office:value="4" calcext:value-type="float">
            <text:p>4</text:p>
          </table:table-cell>
          <table:table-cell table:formula="of:=(3^(50-[.K5]))/4^50" office:value-type="float" office:value="0.00000000699162538798688" calcext:value-type="float">
            <text:p>0.000000007</text:p>
          </table:table-cell>
          <table:table-cell table:formula="of:=COMBIN(50;[.K5])" office:value-type="float" office:value="230300" calcext:value-type="float">
            <text:p>230300</text:p>
          </table:table-cell>
          <table:table-cell table:formula="of:=[.L5]*[.M5]" office:value-type="float" office:value="0.00161017132685338" calcext:value-type="float">
            <text:p>0.0016101713</text:p>
          </table:table-cell>
          <table:table-cell/>
        </table:table-row>
        <table:table-row table:style-name="ro1">
          <table:table-cell office:value-type="string" calcext:value-type="string">
            <text:p>Evan</text:p>
          </table:table-cell>
          <table:table-cell office:value-type="string" calcext:value-type="string">
            <text:p>McMulli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UT</text:p>
          </table:table-cell>
          <table:table-cell table:style-name="ce5" office:value-type="string" calcext:value-type="string">
            <text:p>@Evan_McMulli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5]+1" office:value-type="float" office:value="5" calcext:value-type="float">
            <text:p>5</text:p>
          </table:table-cell>
          <table:table-cell table:formula="of:=(3^(50-[.K6]))/4^50" office:value-type="float" office:value="0.00000000233054179599563" calcext:value-type="float">
            <text:p>2.33054179599563E-09</text:p>
          </table:table-cell>
          <table:table-cell table:formula="of:=COMBIN(50;[.K6])" office:value-type="float" office:value="2118760" calcext:value-type="float">
            <text:p>2118760</text:p>
          </table:table-cell>
          <table:table-cell table:formula="of:=[.L6]*[.M6]" office:value-type="float" office:value="0.0049378587356837" calcext:value-type="float">
            <text:p>0.0049378587</text:p>
          </table:table-cell>
          <table:table-cell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VT</text:p>
          </table:table-cell>
          <table:table-cell table:style-name="ce5" office:value-type="string" calcext:value-type="string">
            <text:p>@SenSander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6]+1" office:value-type="float" office:value="6" calcext:value-type="float">
            <text:p>6</text:p>
          </table:table-cell>
          <table:table-cell table:formula="of:=(3^(50-[.K7]))/4^50" office:value-type="float" office:value="0.000000000776847265331876" calcext:value-type="float">
            <text:p>7.76847265331876E-10</text:p>
          </table:table-cell>
          <table:table-cell table:formula="of:=COMBIN(50;[.K7])" office:value-type="float" office:value="15890700" calcext:value-type="float">
            <text:p>15890700</text:p>
          </table:table-cell>
          <table:table-cell table:formula="of:=[.L7]*[.M7]" office:value-type="float" office:value="0.0123446468392092" calcext:value-type="float">
            <text:p>0.0123446468</text:p>
          </table:table-cell>
          <table:table-cell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Sessions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table:style-name="ce6" office:value-type="string" calcext:value-type="string">
            <text:p>@SenatorSessio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7]+1" office:value-type="float" office:value="7" calcext:value-type="float">
            <text:p>7</text:p>
          </table:table-cell>
          <table:table-cell table:formula="of:=(3^(50-[.K8]))/4^50" office:value-type="float" office:value="0.000000000258949088443959" calcext:value-type="float">
            <text:p>2.58949088443959E-10</text:p>
          </table:table-cell>
          <table:table-cell table:formula="of:=COMBIN(50;[.K8])" office:value-type="float" office:value="99884400" calcext:value-type="float">
            <text:p>99884400</text:p>
          </table:table-cell>
          <table:table-cell table:formula="of:=[.L8]*[.M8]" office:value-type="float" office:value="0.0258649743297717" calcext:value-type="float">
            <text:p>0.0258649743</text:p>
          </table:table-cell>
          <table:table-cell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Grassley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ChuckGrassley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8]+1" office:value-type="float" office:value="8" calcext:value-type="float">
            <text:p>8</text:p>
          </table:table-cell>
          <table:table-cell table:formula="of:=(3^(50-[.K9]))/4^50" office:value-type="float" office:value="0.0000000000863163628146529" calcext:value-type="float">
            <text:p>8.63163628146529E-11</text:p>
          </table:table-cell>
          <table:table-cell table:formula="of:=COMBIN(50;[.K9])" office:value-type="float" office:value="536878650" calcext:value-type="float">
            <text:p>536878650</text:p>
          </table:table-cell>
          <table:table-cell table:formula="of:=[.L9]*[.M9]" office:value-type="float" office:value="0.046341412340841" calcext:value-type="float">
            <text:p>0.0463414123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Sasse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table:style-name="ce7" office:value-type="string" calcext:value-type="string">
            <text:p>@BenSas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9]+1" office:value-type="float" office:value="9" calcext:value-type="float">
            <text:p>9</text:p>
          </table:table-cell>
          <table:table-cell table:formula="of:=(3^(50-[.K10]))/4^50" office:value-type="float" office:value="0.0000000000287721209382176" calcext:value-type="float">
            <text:p>2.87721209382176E-11</text:p>
          </table:table-cell>
          <table:table-cell table:formula="of:=COMBIN(50;[.K10])" office:value-type="float" office:value="2505433700" calcext:value-type="float">
            <text:p>2505433700</text:p>
          </table:table-cell>
          <table:table-cell table:formula="of:=[.L10]*[.M10]" office:value-type="float" office:value="0.072086641419086" calcext:value-type="float">
            <text:p>0.0720866414</text:p>
          </table:table-cell>
          <table:table-cell/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Trump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table:style-name="ce5" office:value-type="string" calcext:value-type="string">
            <text:p>@realDonaldTrump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robability =</text:p>
          </table:table-cell>
          <table:table-cell table:style-name="ce5"/>
          <table:table-cell/>
          <table:table-cell table:formula="of:=[.K10]+1" office:value-type="float" office:value="10" calcext:value-type="float">
            <text:p>10</text:p>
          </table:table-cell>
          <table:table-cell table:formula="of:=(3^(50-[.K11]))/4^50" office:value-type="float" office:value="0.00000000000959070697940588" calcext:value-type="float">
            <text:p>9.59070697940588E-12</text:p>
          </table:table-cell>
          <table:table-cell table:formula="of:=COMBIN(50;[.K11])" office:value-type="float" office:value="10272278170" calcext:value-type="float">
            <text:p>10272278170</text:p>
          </table:table-cell>
          <table:table-cell table:formula="of:=[.L11]*[.M11]" office:value-type="float" office:value="0.0985184099394176" calcext:value-type="float">
            <text:p>0.0985184099</text:p>
          </table:table-cell>
          <table:table-cell/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Portman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@robportman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O23]" office:value-type="float" office:value="0.00261781132806363" calcext:value-type="float">
            <text:p>0.0026178113</text:p>
          </table:table-cell>
          <table:table-cell table:style-name="ce5"/>
          <table:table-cell/>
          <table:table-cell table:formula="of:=[.K11]+1" office:value-type="float" office:value="11" calcext:value-type="float">
            <text:p>11</text:p>
          </table:table-cell>
          <table:table-cell table:formula="of:=(3^(50-[.K12]))/4^50" office:value-type="float" office:value="0.00000000000319690232646863" calcext:value-type="float">
            <text:p>3.19690232646863E-12</text:p>
          </table:table-cell>
          <table:table-cell table:formula="of:=COMBIN(50;[.K12])" office:value-type="float" office:value="37353738800" calcext:value-type="float">
            <text:p>37353738800</text:p>
          </table:table-cell>
          <table:table-cell table:formula="of:=[.L12]*[.M12]" office:value-type="float" office:value="0.119416254472021" calcext:value-type="float">
            <text:p>0.1194162545</text:p>
          </table:table-cell>
          <table:table-cell/>
        </table:table-row>
        <table:table-row table:style-name="ro1">
          <table:table-cell office:value-type="string" calcext:value-type="string">
            <text:p>Lamar</text:p>
          </table:table-cell>
          <table:table-cell office:value-type="string" calcext:value-type="string">
            <text:p>Alexander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@SenAlexand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2]+1" office:value-type="float" office:value="12" calcext:value-type="float">
            <text:p>12</text:p>
          </table:table-cell>
          <table:table-cell table:formula="of:=(3^(50-[.K13]))/4^50" office:value-type="float" office:value="0.00000000000106563410882288" calcext:value-type="float">
            <text:p>1.06563410882288E-12</text:p>
          </table:table-cell>
          <table:table-cell table:formula="of:=COMBIN(50;[.K13])" office:value-type="float" office:value="121399651100" calcext:value-type="float">
            <text:p>121399651100</text:p>
          </table:table-cell>
          <table:table-cell table:formula="of:=[.L13]*[.M13]" office:value-type="float" office:value="0.129367609011356" calcext:value-type="float">
            <text:p>0.129367609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ornyn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@JohnCorny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3]+1" office:value-type="float" office:value="13" calcext:value-type="float">
            <text:p>13</text:p>
          </table:table-cell>
          <table:table-cell table:formula="of:=(3^(50-[.K14]))/4^50" office:value-type="float" office:value="0.000000000000355211369607625" calcext:value-type="float">
            <text:p>3.55211369607625E-13</text:p>
          </table:table-cell>
          <table:table-cell table:formula="of:=COMBIN(50;[.K14])" office:value-type="float" office:value="354860518600" calcext:value-type="float">
            <text:p>354860518600</text:p>
          </table:table-cell>
          <table:table-cell table:formula="of:=[.L14]*[.M14]" office:value-type="float" office:value="0.126050490831578" calcext:value-type="float">
            <text:p>0.1260504908</text:p>
          </table:table-cell>
          <table:table-cell/>
        </table:table-row>
        <table:table-row table:style-name="ro1">
          <table:table-cell office:value-type="string" calcext:value-type="string">
            <text:p>Orrin</text:p>
          </table:table-cell>
          <table:table-cell office:value-type="string" calcext:value-type="string">
            <text:p>Hatch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UT</text:p>
          </table:table-cell>
          <table:table-cell table:style-name="ce6" office:value-type="string" calcext:value-type="string">
            <text:p>@OrrinHatch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4]+1" office:value-type="float" office:value="14" calcext:value-type="float">
            <text:p>14</text:p>
          </table:table-cell>
          <table:table-cell table:formula="of:=(3^(50-[.K15]))/4^50" office:value-type="float" office:value="0.000000000000118403789869208" calcext:value-type="float">
            <text:p>1.18403789869208E-13</text:p>
          </table:table-cell>
          <table:table-cell table:formula="of:=COMBIN(50;[.K15])" office:value-type="float" office:value="937845656300" calcext:value-type="float">
            <text:p>937845656300</text:p>
          </table:table-cell>
          <table:table-cell table:formula="of:=[.L15]*[.M15]" office:value-type="float" office:value="0.111044480018295" calcext:value-type="float">
            <text:p>0.11104448</text:p>
          </table:table-cell>
          <table:table-cell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Lee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UT</text:p>
          </table:table-cell>
          <table:table-cell table:style-name="ce7" office:value-type="string" calcext:value-type="string">
            <text:p>@SenMikeLe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5]+1" office:value-type="float" office:value="15" calcext:value-type="float">
            <text:p>15</text:p>
          </table:table-cell>
          <table:table-cell table:formula="of:=(3^(50-[.K16]))/4^50" office:value-type="float" office:value="0.0000000000000394679299564028" calcext:value-type="float">
            <text:p>3.94679299564028E-14</text:p>
          </table:table-cell>
          <table:table-cell table:formula="of:=COMBIN(50;[.K16])" office:value-type="float" office:value="2250829575120" calcext:value-type="float">
            <text:p>2250829575120</text:p>
          </table:table-cell>
          <table:table-cell table:formula="of:=[.L16]*[.M16]" office:value-type="float" office:value="0.088835584014636" calcext:value-type="float">
            <text:p>0.088835584</text:p>
          </table:table-cell>
          <table:table-cell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Enzi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WY</text:p>
          </table:table-cell>
          <table:table-cell office:value-type="string" calcext:value-type="string">
            <text:p>@SenatorEnzi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6]+1" office:value-type="float" office:value="16" calcext:value-type="float">
            <text:p>16</text:p>
          </table:table-cell>
          <table:table-cell table:formula="of:=(3^(50-[.K17]))/4^50" office:value-type="float" office:value="0.0000000000000131559766521343" calcext:value-type="float">
            <text:p>1.31559766521343E-14</text:p>
          </table:table-cell>
          <table:table-cell table:formula="of:=COMBIN(50;[.K17])" office:value-type="float" office:value="4923689695575" calcext:value-type="float">
            <text:p>4923689695575</text:p>
          </table:table-cell>
          <table:table-cell table:formula="of:=[.L17]*[.M17]" office:value-type="float" office:value="0.0647759466773387" calcext:value-type="float">
            <text:p>0.0647759467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rasso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WY</text:p>
          </table:table-cell>
          <table:table-cell office:value-type="string" calcext:value-type="string">
            <text:p>@SenJohnBarrass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K17]+1" office:value-type="float" office:value="17" calcext:value-type="float">
            <text:p>17</text:p>
          </table:table-cell>
          <table:table-cell table:formula="of:=(3^(50-[.K18]))/4^50" office:value-type="float" office:value="4.38532555071142E-015" calcext:value-type="float">
            <text:p>4.38532555071142E-15</text:p>
          </table:table-cell>
          <table:table-cell table:formula="of:=COMBIN(50;[.K18])" office:value-type="float" office:value="9847379391150" calcext:value-type="float">
            <text:p>9847379391150</text:p>
          </table:table-cell>
          <table:table-cell table:formula="of:=[.L18]*[.M18]" office:value-type="float" office:value="0.0431839644515592" calcext:value-type="float">
            <text:p>0.0431839645</text:p>
          </table:table-cell>
          <table:table-cell/>
        </table:table-row>
        <table:table-row table:style-name="ro1">
          <table:table-cell office:value-type="string" calcext:value-type="string">
            <text:p>Dianne</text:p>
          </table:table-cell>
          <table:table-cell office:value-type="string" calcext:value-type="string">
            <text:p>Feinstei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office:value-type="string" calcext:value-type="string">
            <text:p>@SenFeinste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18]+1" office:value-type="float" office:value="18" calcext:value-type="float">
            <text:p>18</text:p>
          </table:table-cell>
          <table:table-cell table:formula="of:=(3^(50-[.K19]))/4^50" office:value-type="float" office:value="1.46177518357047E-015" calcext:value-type="float">
            <text:p>1.46177518357047E-15</text:p>
          </table:table-cell>
          <table:table-cell table:formula="of:=COMBIN(50;[.K19])" office:value-type="float" office:value="18053528883775" calcext:value-type="float">
            <text:p>18053528883775</text:p>
          </table:table-cell>
          <table:table-cell table:formula="of:=[.L19]*[.M19]" office:value-type="float" office:value="0.026390200498175" calcext:value-type="float">
            <text:p>0.0263902005</text:p>
          </table:table-cell>
          <table:table-cell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office:value-type="string" calcext:value-type="string">
            <text:p>@SenatorBox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19]+1" office:value-type="float" office:value="19" calcext:value-type="float">
            <text:p>19</text:p>
          </table:table-cell>
          <table:table-cell table:formula="of:=(3^(50-[.K20]))/4^50" office:value-type="float" office:value="4.87258394523491E-016" calcext:value-type="float">
            <text:p>4.87258394523491E-16</text:p>
          </table:table-cell>
          <table:table-cell table:formula="of:=COMBIN(50;[.K20])" office:value-type="float" office:value="30405943383200" calcext:value-type="float">
            <text:p>30405943383200</text:p>
          </table:table-cell>
          <table:table-cell table:formula="of:=[.L20]*[.M20]" office:value-type="float" office:value="0.0148155511568702" calcext:value-type="float">
            <text:p>0.0148155512</text:p>
          </table:table-cell>
          <table:table-cell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lumenthal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office:value-type="string" calcext:value-type="string">
            <text:p>@SenBlumenth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0]+1" office:value-type="float" office:value="20" calcext:value-type="float">
            <text:p>20</text:p>
          </table:table-cell>
          <table:table-cell table:formula="of:=(3^(50-[.K21]))/4^50" office:value-type="float" office:value="1.62419464841164E-016" calcext:value-type="float">
            <text:p>1.62419464841164E-16</text:p>
          </table:table-cell>
          <table:table-cell table:formula="of:=COMBIN(50;[.K21])" office:value-type="float" office:value="47129212243960" calcext:value-type="float">
            <text:p>47129212243960</text:p>
          </table:table-cell>
          <table:table-cell table:formula="of:=[.L21]*[.M21]" office:value-type="float" office:value="0.0076547014310496" calcext:value-type="float">
            <text:p>0.0076547014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office:value-type="string" calcext:value-type="string">
            <text:p>@ChrisMurphyC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1]+1" office:value-type="float" office:value="21" calcext:value-type="float">
            <text:p>21</text:p>
          </table:table-cell>
          <table:table-cell table:formula="of:=(3^(50-[.K22]))/4^50" office:value-type="float" office:value="5.41398216137212E-017" calcext:value-type="float">
            <text:p>5.41398216137212E-17</text:p>
          </table:table-cell>
          <table:table-cell table:formula="of:=COMBIN(50;[.K22])" office:value-type="float" office:value="67327446062800" calcext:value-type="float">
            <text:p>67327446062800</text:p>
          </table:table-cell>
          <table:table-cell table:formula="of:=[.L22]*[.M22]" office:value-type="float" office:value="0.00364509591954743" calcext:value-type="float">
            <text:p>0.0036450959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cha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@brianschatz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2]+1" office:value-type="float" office:value="22" calcext:value-type="float">
            <text:p>22</text:p>
          </table:table-cell>
          <table:table-cell table:formula="of:=(3^(50-[.K23]))/4^50" office:value-type="float" office:value="1.80466072045737E-017" calcext:value-type="float">
            <text:p>1.80466072045737E-17</text:p>
          </table:table-cell>
          <table:table-cell table:formula="of:=COMBIN(50;[.K23])" office:value-type="float" office:value="88749815264600" calcext:value-type="float">
            <text:p>88749815264600</text:p>
          </table:table-cell>
          <table:table-cell table:formula="of:=[.L23]*[.M23]" office:value-type="float" office:value="0.00160163305555872" calcext:value-type="float">
            <text:p>0.0016016331</text:p>
          </table:table-cell>
          <table:table-cell table:formula="of:=SUM([.N23:.N51])" office:value-type="float" office:value="0.00261781132806363" calcext:value-type="float">
            <text:p>0.0026178113</text:p>
          </table:table-cell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urbi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IL</text:p>
          </table:table-cell>
          <table:table-cell office:value-type="string" calcext:value-type="string">
            <text:p>@SenatorDurb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3]+1" office:value-type="float" office:value="23" calcext:value-type="float">
            <text:p>23</text:p>
          </table:table-cell>
          <table:table-cell table:formula="of:=(3^(50-[.K24]))/4^50" office:value-type="float" office:value="6.01553573485792E-018" calcext:value-type="float">
            <text:p>6.01553573485792E-18</text:p>
          </table:table-cell>
          <table:table-cell table:formula="of:=COMBIN(50;[.K24])" office:value-type="float" office:value="108043253365600" calcext:value-type="float">
            <text:p>108043253365600</text:p>
          </table:table-cell>
          <table:table-cell table:formula="of:=[.L24]*[.M24]" office:value-type="float" office:value="0.000649938051531075" calcext:value-type="float">
            <text:p>0.0006499381</text:p>
          </table:table-cell>
          <table:table-cell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MA</text:p>
          </table:table-cell>
          <table:table-cell office:value-type="string" calcext:value-type="string">
            <text:p>@SenWarr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4]+1" office:value-type="float" office:value="24" calcext:value-type="float">
            <text:p>24</text:p>
          </table:table-cell>
          <table:table-cell table:formula="of:=(3^(50-[.K25]))/4^50" office:value-type="float" office:value="2.00517857828597E-018" calcext:value-type="float">
            <text:p>2.00517857828597E-18</text:p>
          </table:table-cell>
          <table:table-cell table:formula="of:=COMBIN(50;[.K25])" office:value-type="float" office:value="121548660036300" calcext:value-type="float">
            <text:p>121548660036300</text:p>
          </table:table-cell>
          <table:table-cell table:formula="of:=[.L25]*[.M25]" office:value-type="float" office:value="0.000243726769324153" calcext:value-type="float">
            <text:p>0.0002437268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Markey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MA</text:p>
          </table:table-cell>
          <table:table-cell office:value-type="string" calcext:value-type="string">
            <text:p>@SenMark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5]+1" office:value-type="float" office:value="25" calcext:value-type="float">
            <text:p>25</text:p>
          </table:table-cell>
          <table:table-cell table:formula="of:=(3^(50-[.K26]))/4^50" office:value-type="float" office:value="6.68392859428657E-019" calcext:value-type="float">
            <text:p>6.68392859428657E-19</text:p>
          </table:table-cell>
          <table:table-cell table:formula="of:=COMBIN(50;[.K26])" office:value-type="float" office:value="126410606437752" calcext:value-type="float">
            <text:p>126410606437752</text:p>
          </table:table-cell>
          <table:table-cell table:formula="of:=[.L26]*[.M26]" office:value-type="float" office:value="0.0000844919466990397" calcext:value-type="float">
            <text:p>8.44919466990397E-05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Card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@SenatorCard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6]+1" office:value-type="float" office:value="26" calcext:value-type="float">
            <text:p>26</text:p>
          </table:table-cell>
          <table:table-cell table:formula="of:=(3^(50-[.K27]))/4^50" office:value-type="float" office:value="2.22797619809552E-019" calcext:value-type="float">
            <text:p>2.22797619809552E-19</text:p>
          </table:table-cell>
          <table:table-cell table:formula="of:=COMBIN(50;[.K27])" office:value-type="float" office:value="121548660036300" calcext:value-type="float">
            <text:p>121548660036300</text:p>
          </table:table-cell>
          <table:table-cell table:formula="of:=[.L27]*[.M27]" office:value-type="float" office:value="0.0000270807521471281" calcext:value-type="float">
            <text:p>2.70807521471281E-05</text:p>
          </table:table-cell>
          <table:table-cell/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@SenatorTest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7]+1" office:value-type="float" office:value="27" calcext:value-type="float">
            <text:p>27</text:p>
          </table:table-cell>
          <table:table-cell table:formula="of:=(3^(50-[.K28]))/4^50" office:value-type="float" office:value="7.42658732698508E-020" calcext:value-type="float">
            <text:p>7.42658732698508E-20</text:p>
          </table:table-cell>
          <table:table-cell table:formula="of:=COMBIN(50;[.K28])" office:value-type="float" office:value="108043253365600" calcext:value-type="float">
            <text:p>108043253365600</text:p>
          </table:table-cell>
          <table:table-cell table:formula="of:=[.L28]*[.M28]" office:value-type="float" office:value="0.00000802392656211203" calcext:value-type="float">
            <text:p>8.02392656211203E-06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einri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@MartinHeinric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8]+1" office:value-type="float" office:value="28" calcext:value-type="float">
            <text:p>28</text:p>
          </table:table-cell>
          <table:table-cell table:formula="of:=(3^(50-[.K29]))/4^50" office:value-type="float" office:value="2.47552910899503E-020" calcext:value-type="float">
            <text:p>2.47552910899503E-20</text:p>
          </table:table-cell>
          <table:table-cell table:formula="of:=COMBIN(50;[.K29])" office:value-type="float" office:value="88749815264600.1" calcext:value-type="float">
            <text:p>88749815264600.1</text:p>
          </table:table-cell>
          <table:table-cell table:formula="of:=[.L29]*[.M29]" office:value-type="float" office:value="0.00000219702751105449" calcext:value-type="float">
            <text:p>0.000002197</text:p>
          </table:table-cell>
          <table:table-cell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Schum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Schu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29]+1" office:value-type="float" office:value="29" calcext:value-type="float">
            <text:p>29</text:p>
          </table:table-cell>
          <table:table-cell table:formula="of:=(3^(50-[.K30]))/4^50" office:value-type="float" office:value="8.25176369665009E-021" calcext:value-type="float">
            <text:p>8.25176369665009E-21</text:p>
          </table:table-cell>
          <table:table-cell table:formula="of:=COMBIN(50;[.K30])" office:value-type="float" office:value="67327446062800" calcext:value-type="float">
            <text:p>67327446062800</text:p>
          </table:table-cell>
          <table:table-cell table:formula="of:=[.L30]*[.M30]" office:value-type="float" office:value="0.00000055557017520918" calcext:value-type="float">
            <text:p>5.5557017520918E-07</text:p>
          </table:table-cell>
          <table:table-cell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Wyde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OR</text:p>
          </table:table-cell>
          <table:table-cell office:value-type="string" calcext:value-type="string">
            <text:p>@RonWyd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0]+1" office:value-type="float" office:value="30" calcext:value-type="float">
            <text:p>30</text:p>
          </table:table-cell>
          <table:table-cell table:formula="of:=(3^(50-[.K31]))/4^50" office:value-type="float" office:value="2.75058789888336E-021" calcext:value-type="float">
            <text:p>2.75058789888336E-21</text:p>
          </table:table-cell>
          <table:table-cell table:formula="of:=COMBIN(50;[.K31])" office:value-type="float" office:value="47129212243960" calcext:value-type="float">
            <text:p>47129212243960</text:p>
          </table:table-cell>
          <table:table-cell table:formula="of:=[.L31]*[.M31]" office:value-type="float" office:value="0.000000129633040882142" calcext:value-type="float">
            <text:p>1.29633040882142E-07</text:p>
          </table:table-cell>
          <table:table-cell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Merkley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OR</text:p>
          </table:table-cell>
          <table:table-cell office:value-type="string" calcext:value-type="string">
            <text:p>@SenJeffMerkl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1]+1" office:value-type="float" office:value="31" calcext:value-type="float">
            <text:p>31</text:p>
          </table:table-cell>
          <table:table-cell table:formula="of:=(3^(50-[.K32]))/4^50" office:value-type="float" office:value="9.16862632961121E-022" calcext:value-type="float">
            <text:p>9.16862632961121E-22</text:p>
          </table:table-cell>
          <table:table-cell table:formula="of:=COMBIN(50;[.K32])" office:value-type="float" office:value="30405943383200" calcext:value-type="float">
            <text:p>30405943383200</text:p>
          </table:table-cell>
          <table:table-cell table:formula="of:=[.L32]*[.M32]" office:value-type="float" office:value="0.0000000278780733079875" calcext:value-type="float">
            <text:p>2.78780733079875E-08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@SenBobCas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2]+1" office:value-type="float" office:value="32" calcext:value-type="float">
            <text:p>32</text:p>
          </table:table-cell>
          <table:table-cell table:formula="of:=(3^(50-[.K33]))/4^50" office:value-type="float" office:value="3.05620877653707E-022" calcext:value-type="float">
            <text:p>3.05620877653707E-22</text:p>
          </table:table-cell>
          <table:table-cell table:formula="of:=COMBIN(50;[.K33])" office:value-type="float" office:value="18053528883775" calcext:value-type="float">
            <text:p>18053528883775</text:p>
          </table:table-cell>
          <table:table-cell table:formula="of:=[.L33]*[.M33]" office:value-type="float" office:value="0.00000000551753534220586" calcext:value-type="float">
            <text:p>5.51753534220586E-09</text:p>
          </table:table-cell>
          <table:table-cell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Ka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@timka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3]+1" office:value-type="float" office:value="33" calcext:value-type="float">
            <text:p>33</text:p>
          </table:table-cell>
          <table:table-cell table:formula="of:=(3^(50-[.K34]))/4^50" office:value-type="float" office:value="1.01873625884569E-022" calcext:value-type="float">
            <text:p>1.01873625884569E-22</text:p>
          </table:table-cell>
          <table:table-cell table:formula="of:=COMBIN(50;[.K34])" office:value-type="float" office:value="9847379391150" calcext:value-type="float">
            <text:p>9847379391150</text:p>
          </table:table-cell>
          <table:table-cell table:formula="of:=[.L34]*[.M34]" office:value-type="float" office:value="0.00000000100318824403743" calcext:value-type="float">
            <text:p>0.000000001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Lea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@SenatorLeah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4]+1" office:value-type="float" office:value="34" calcext:value-type="float">
            <text:p>34</text:p>
          </table:table-cell>
          <table:table-cell table:formula="of:=(3^(50-[.K35]))/4^50" office:value-type="float" office:value="3.39578752948563E-023" calcext:value-type="float">
            <text:p>3.39578752948563E-23</text:p>
          </table:table-cell>
          <table:table-cell table:formula="of:=COMBIN(50;[.K35])" office:value-type="float" office:value="4923689695575" calcext:value-type="float">
            <text:p>4923689695575</text:p>
          </table:table-cell>
          <table:table-cell table:formula="of:=[.L35]*[.M35]" office:value-type="float" office:value="0.000000000167198040672905" calcext:value-type="float">
            <text:p>1.67198040672905E-10</text:p>
          </table:table-cell>
          <table:table-cell/>
        </table:table-row>
        <table:table-row table:style-name="ro1">
          <table:table-cell office:value-type="string" calcext:value-type="string">
            <text:p>Patt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WA</text:p>
          </table:table-cell>
          <table:table-cell office:value-type="string" calcext:value-type="string">
            <text:p>@PattyMurra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5]+1" office:value-type="float" office:value="35" calcext:value-type="float">
            <text:p>35</text:p>
          </table:table-cell>
          <table:table-cell table:formula="of:=(3^(50-[.K36]))/4^50" office:value-type="float" office:value="1.13192917649521E-023" calcext:value-type="float">
            <text:p>1.13192917649521E-23</text:p>
          </table:table-cell>
          <table:table-cell table:formula="of:=COMBIN(50;[.K36])" office:value-type="float" office:value="2250829575120" calcext:value-type="float">
            <text:p>2250829575120</text:p>
          </table:table-cell>
          <table:table-cell table:formula="of:=[.L36]*[.M36]" office:value-type="float" office:value="0.0000000000254777966739665" calcext:value-type="float">
            <text:p>2.54777966739665E-11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Cantwell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WA</text:p>
          </table:table-cell>
          <table:table-cell office:value-type="string" calcext:value-type="string">
            <text:p>@SenatorCantwe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6]+1" office:value-type="float" office:value="36" calcext:value-type="float">
            <text:p>36</text:p>
          </table:table-cell>
          <table:table-cell table:formula="of:=(3^(50-[.K37]))/4^50" office:value-type="float" office:value="3.77309725498404E-024" calcext:value-type="float">
            <text:p>3.77309725498404E-24</text:p>
          </table:table-cell>
          <table:table-cell table:formula="of:=COMBIN(50;[.K37])" office:value-type="float" office:value="937845656300" calcext:value-type="float">
            <text:p>937845656300</text:p>
          </table:table-cell>
          <table:table-cell table:formula="of:=[.L37]*[.M37]" office:value-type="float" office:value="0.00000000000353858287138423" calcext:value-type="float">
            <text:p>3.53858287138423E-12</text:p>
          </table:table-cell>
          <table:table-cell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Murkowski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AK</text:p>
          </table:table-cell>
          <table:table-cell office:value-type="string" calcext:value-type="string">
            <text:p>@lisamurkowsk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7]+1" office:value-type="float" office:value="37" calcext:value-type="float">
            <text:p>37</text:p>
          </table:table-cell>
          <table:table-cell table:formula="of:=(3^(50-[.K38]))/4^50" office:value-type="float" office:value="1.25769908499468E-024" calcext:value-type="float">
            <text:p>1.25769908499468E-24</text:p>
          </table:table-cell>
          <table:table-cell table:formula="of:=COMBIN(50;[.K38])" office:value-type="float" office:value="354860518600" calcext:value-type="float">
            <text:p>354860518600</text:p>
          </table:table-cell>
          <table:table-cell table:formula="of:=[.L38]*[.M38]" office:value-type="float" office:value="0.000000000000446307749543958" calcext:value-type="float">
            <text:p>4.46307749543958E-13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Sullivan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AK</text:p>
          </table:table-cell>
          <table:table-cell office:value-type="string" calcext:value-type="string">
            <text:p>@SenDanSulliv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8]+1" office:value-type="float" office:value="38" calcext:value-type="float">
            <text:p>38</text:p>
          </table:table-cell>
          <table:table-cell table:formula="of:=(3^(50-[.K39]))/4^50" office:value-type="float" office:value="4.1923302833156E-025" calcext:value-type="float">
            <text:p>4.1923302833156E-25</text:p>
          </table:table-cell>
          <table:table-cell table:formula="of:=COMBIN(50;[.K39])" office:value-type="float" office:value="121399651100" calcext:value-type="float">
            <text:p>121399651100</text:p>
          </table:table-cell>
          <table:table-cell table:formula="of:=[.L39]*[.M39]" office:value-type="float" office:value="0.0000000000000508947433690478" calcext:value-type="float">
            <text:p>5.08947433690478E-14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cCain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@SenJohnMcC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39]+1" office:value-type="float" office:value="39" calcext:value-type="float">
            <text:p>39</text:p>
          </table:table-cell>
          <table:table-cell table:formula="of:=(3^(50-[.K40]))/4^50" office:value-type="float" office:value="1.39744342777187E-025" calcext:value-type="float">
            <text:p>1.39744342777187E-25</text:p>
          </table:table-cell>
          <table:table-cell table:formula="of:=COMBIN(50;[.K40])" office:value-type="float" office:value="37353738800" calcext:value-type="float">
            <text:p>37353738800</text:p>
          </table:table-cell>
          <table:table-cell table:formula="of:=[.L40]*[.M40]" office:value-type="float" office:value="5.2199736788767E-015" calcext:value-type="float">
            <text:p>5.2199736788767E-15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Kirk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IL</text:p>
          </table:table-cell>
          <table:table-cell office:value-type="string" calcext:value-type="string">
            <text:p>@SenatorKir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40]+1" office:value-type="float" office:value="40" calcext:value-type="float">
            <text:p>40</text:p>
          </table:table-cell>
          <table:table-cell table:formula="of:=(3^(50-[.K41]))/4^50" office:value-type="float" office:value="4.65814475923955E-026" calcext:value-type="float">
            <text:p>4.65814475923955E-26</text:p>
          </table:table-cell>
          <table:table-cell table:formula="of:=COMBIN(50;[.K41])" office:value-type="float" office:value="10272278170" calcext:value-type="float">
            <text:p>10272278170</text:p>
          </table:table-cell>
          <table:table-cell table:formula="of:=[.L41]*[.M41]" office:value-type="float" office:value="4.78497587230363E-016" calcext:value-type="float">
            <text:p>4.78497587230363E-16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Roberts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@SenPatRobert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41]+1" office:value-type="float" office:value="41" calcext:value-type="float">
            <text:p>41</text:p>
          </table:table-cell>
          <table:table-cell table:formula="of:=(3^(50-[.K42]))/4^50" office:value-type="float" office:value="1.55271491974652E-026" calcext:value-type="float">
            <text:p>1.55271491974652E-26</text:p>
          </table:table-cell>
          <table:table-cell table:formula="of:=COMBIN(50;[.K42])" office:value-type="float" office:value="2505433700" calcext:value-type="float">
            <text:p>2505433700</text:p>
          </table:table-cell>
          <table:table-cell table:formula="of:=[.L42]*[.M42]" office:value-type="float" office:value="3.89022428642572E-017" calcext:value-type="float">
            <text:p>3.89022428642572E-17</text:p>
          </table:table-cell>
          <table:table-cell/>
        </table:table-row>
        <table:table-row table:style-name="ro1">
          <table:table-cell office:value-type="string" calcext:value-type="string">
            <text:p>Thad</text:p>
          </table:table-cell>
          <table:table-cell office:value-type="string" calcext:value-type="string">
            <text:p>Cochran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office:value-type="string" calcext:value-type="string">
            <text:p>@SenThadCochr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42]+1" office:value-type="float" office:value="42" calcext:value-type="float">
            <text:p>42</text:p>
          </table:table-cell>
          <table:table-cell table:formula="of:=(3^(50-[.K43]))/4^50" office:value-type="float" office:value="5.17571639915506E-027" calcext:value-type="float">
            <text:p>5.17571639915506E-27</text:p>
          </table:table-cell>
          <table:table-cell table:formula="of:=COMBIN(50;[.K43])" office:value-type="float" office:value="536878650" calcext:value-type="float">
            <text:p>536878650</text:p>
          </table:table-cell>
          <table:table-cell table:formula="of:=[.L43]*[.M43]" office:value-type="float" office:value="2.77873163316123E-018" calcext:value-type="float">
            <text:p>2.77873163316123E-18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Wicker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MS</text:p>
          </table:table-cell>
          <table:table-cell office:value-type="string" calcext:value-type="string">
            <text:p>@SenatorWick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43]+1" office:value-type="float" office:value="43" calcext:value-type="float">
            <text:p>43</text:p>
          </table:table-cell>
          <table:table-cell table:formula="of:=(3^(50-[.K44]))/4^50" office:value-type="float" office:value="1.72523879971835E-027" calcext:value-type="float">
            <text:p>1.72523879971835E-27</text:p>
          </table:table-cell>
          <table:table-cell table:formula="of:=COMBIN(50;[.K44])" office:value-type="float" office:value="99884400" calcext:value-type="float">
            <text:p>99884400</text:p>
          </table:table-cell>
          <table:table-cell table:formula="of:=[.L44]*[.M44]" office:value-type="float" office:value="1.72324442366588E-019" calcext:value-type="float">
            <text:p>1.72324442366588E-19</text:p>
          </table:table-cell>
          <table:table-cell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Inhofe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@jiminhof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K44]+1" office:value-type="float" office:value="44" calcext:value-type="float">
            <text:p>44</text:p>
          </table:table-cell>
          <table:table-cell table:formula="of:=(3^(50-[.K45]))/4^50" office:value-type="float" office:value="5.75079599906118E-028" calcext:value-type="float">
            <text:p>5.75079599906118E-28</text:p>
          </table:table-cell>
          <table:table-cell table:formula="of:=COMBIN(50;[.K45])" office:value-type="float" office:value="15890700" calcext:value-type="float">
            <text:p>15890700</text:p>
          </table:table-cell>
          <table:table-cell table:formula="of:=[.L45]*[.M45]" office:value-type="float" office:value="9.13841739822815E-021" calcext:value-type="float">
            <text:p>9.13841739822815E-21</text:p>
          </table:table-cell>
          <table:table-cell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SenBennetCO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45]+1" office:value-type="float" office:value="45" calcext:value-type="float">
            <text:p>45</text:p>
          </table:table-cell>
          <table:table-cell table:formula="of:=(3^(50-[.K46]))/4^50" office:value-type="float" office:value="1.91693199968706E-028" calcext:value-type="float">
            <text:p>1.91693199968706E-28</text:p>
          </table:table-cell>
          <table:table-cell table:formula="of:=COMBIN(50;[.K46])" office:value-type="float" office:value="2118760" calcext:value-type="float">
            <text:p>2118760</text:p>
          </table:table-cell>
          <table:table-cell table:formula="of:=[.L46]*[.M46]" office:value-type="float" office:value="4.06151884365695E-022" calcext:value-type="float">
            <text:p>4.06151884365695E-22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arper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</text:p>
          </table:table-cell>
          <table:table-cell office:value-type="string" calcext:value-type="string">
            <text:p>@SenatorCarp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46]+1" office:value-type="float" office:value="46" calcext:value-type="float">
            <text:p>46</text:p>
          </table:table-cell>
          <table:table-cell table:formula="of:=(3^(50-[.K47]))/4^50" office:value-type="float" office:value="6.3897733322902E-029" calcext:value-type="float">
            <text:p>6.3897733322902E-29</text:p>
          </table:table-cell>
          <table:table-cell table:formula="of:=COMBIN(50;[.K47])" office:value-type="float" office:value="230300" calcext:value-type="float">
            <text:p>230300</text:p>
          </table:table-cell>
          <table:table-cell table:formula="of:=[.L47]*[.M47]" office:value-type="float" office:value="1.47156479842643E-023" calcext:value-type="float">
            <text:p>1.47156479842643E-23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Coons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</text:p>
          </table:table-cell>
          <table:table-cell office:value-type="string" calcext:value-type="string">
            <text:p>@ChrisCoon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47]+1" office:value-type="float" office:value="47" calcext:value-type="float">
            <text:p>47</text:p>
          </table:table-cell>
          <table:table-cell table:formula="of:=(3^(50-[.K48]))/4^50" office:value-type="float" office:value="2.12992444409673E-029" calcext:value-type="float">
            <text:p>2.12992444409673E-29</text:p>
          </table:table-cell>
          <table:table-cell table:formula="of:=COMBIN(50;[.K48])" office:value-type="float" office:value="19600" calcext:value-type="float">
            <text:p>19600</text:p>
          </table:table-cell>
          <table:table-cell table:formula="of:=[.L48]*[.M48]" office:value-type="float" office:value="4.1746519104296E-025" calcext:value-type="float">
            <text:p>4.1746519104296E-25</text:p>
          </table:table-cell>
          <table:table-cell/>
        </table:table-row>
        <table:table-row table:style-name="ro1">
          <table:table-cell office:value-type="string" calcext:value-type="string">
            <text:p>Mazie</text:p>
          </table:table-cell>
          <table:table-cell office:value-type="string" calcext:value-type="string">
            <text:p>Hiro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@maziehirono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48]+1" office:value-type="float" office:value="48" calcext:value-type="float">
            <text:p>48</text:p>
          </table:table-cell>
          <table:table-cell table:formula="of:=(3^(50-[.K49]))/4^50" office:value-type="float" office:value="7.09974814698911E-030" calcext:value-type="float">
            <text:p>7.09974814698911E-30</text:p>
          </table:table-cell>
          <table:table-cell table:formula="of:=COMBIN(50;[.K49])" office:value-type="float" office:value="1225" calcext:value-type="float">
            <text:p>1225</text:p>
          </table:table-cell>
          <table:table-cell table:formula="of:=[.L49]*[.M49]" office:value-type="float" office:value="8.69719148006166E-027" calcext:value-type="float">
            <text:p>8.69719148006166E-27</text:p>
          </table:table-cell>
          <table:table-cell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Ris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SenatorRisc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49]+1" office:value-type="float" office:value="49" calcext:value-type="float">
            <text:p>49</text:p>
          </table:table-cell>
          <table:table-cell table:formula="of:=(3^(50-[.K50]))/4^50" office:value-type="float" office:value="2.36658271566304E-030" calcext:value-type="float">
            <text:p>2.36658271566304E-30</text:p>
          </table:table-cell>
          <table:table-cell table:formula="of:=COMBIN(50;[.K50])" office:value-type="float" office:value="50" calcext:value-type="float">
            <text:p>50</text:p>
          </table:table-cell>
          <table:table-cell table:formula="of:=[.L50]*[.M50]" office:value-type="float" office:value="1.18329135783152E-028" calcext:value-type="float">
            <text:p>1.18329135783152E-28</text:p>
          </table:table-cell>
          <table:table-cell/>
        </table:table-row>
        <table:table-row table:style-name="ro1">
          <table:table-cell office:value-type="string" calcext:value-type="string">
            <text:p>Barabara</text:p>
          </table:table-cell>
          <table:table-cell office:value-type="string" calcext:value-type="string">
            <text:p>Mikulsk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@SenatorBarb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K50]+1" office:value-type="float" office:value="50" calcext:value-type="float">
            <text:p>50</text:p>
          </table:table-cell>
          <table:table-cell table:formula="of:=(3^(50-[.K51]))/4^50" office:value-type="float" office:value="7.88860905221012E-031" calcext:value-type="float">
            <text:p>7.88860905221012E-31</text:p>
          </table:table-cell>
          <table:table-cell table:formula="of:=COMBIN(50;[.K51])" office:value-type="float" office:value="1" calcext:value-type="float">
            <text:p>1</text:p>
          </table:table-cell>
          <table:table-cell table:formula="of:=[.L51]*[.M51]" office:value-type="float" office:value="7.88860905221012E-031" calcext:value-type="float">
            <text:p>7.88860905221012E-31</text:p>
          </table:table-cell>
          <table:table-cell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enGaryPeter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SUM([.N1:.N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lobuch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myklobucha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Heitkamp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ND</text:p>
          </table:table-cell>
          <table:table-cell office:value-type="string" calcext:value-type="string">
            <text:p>@SenatorHeitkamp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NH</text:p>
          </table:table-cell>
          <table:table-cell office:value-type="string" calcext:value-type="string">
            <text:p>@SenatorShahee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Menendez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NJ</text:p>
          </table:table-cell>
          <table:table-cell office:value-type="string" calcext:value-type="string">
            <text:p>@SenatorMenendez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NJ</text:p>
          </table:table-cell>
          <table:table-cell office:value-type="string" calcext:value-type="string">
            <text:p>@CoryBook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Uda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@SenatorTomUdal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Gillibr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Gillibra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RI</text:p>
          </table:table-cell>
          <table:table-cell office:value-type="string" calcext:value-type="string">
            <text:p>@SenJackRee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Whitehouse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RI</text:p>
          </table:table-cell>
          <table:table-cell office:value-type="string" calcext:value-type="string">
            <text:p>@SenWhitehous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@MarkWarn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atorBaldwi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anchi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WV</text:p>
          </table:table-cell>
          <table:table-cell table:style-name="ce7" office:value-type="string" calcext:value-type="string">
            <text:p>@Sen_JoeManchi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King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table:style-name="ce7" office:value-type="string" calcext:value-type="string">
            <text:p>@SenAngusKi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oozman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JohnBoozma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Isakson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GA</text:p>
          </table:table-cell>
          <table:table-cell office:value-type="string" calcext:value-type="string">
            <text:p>@SenatorIsaks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rdue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GA</text:p>
          </table:table-cell>
          <table:table-cell office:value-type="string" calcext:value-type="string">
            <text:p>@sendavidperdu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ni</text:p>
          </table:table-cell>
          <table:table-cell office:value-type="string" calcext:value-type="string">
            <text:p>Ernst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SenJoniErnst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Blunt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RoyBlunt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Hoeven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ND</text:p>
          </table:table-cell>
          <table:table-cell office:value-type="string" calcext:value-type="string">
            <text:p>@SenJohnHoeve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Fischer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@SenatorFisch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Ayotte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NH</text:p>
          </table:table-cell>
          <table:table-cell office:value-type="string" calcext:value-type="string">
            <text:p>@KellyAyott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Heller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@SenDeanHell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Scott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@SenatorTimScott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Rounds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atorRound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ley</text:p>
          </table:table-cell>
          <table:table-cell office:value-type="string" calcext:value-type="string">
            <text:p>Moore Capito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WV</text:p>
          </table:table-cell>
          <table:table-cell office:value-type="string" calcext:value-type="string">
            <text:p>@SenCapit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FL</text:p>
          </table:table-cell>
          <table:table-cell office:value-type="string" calcext:value-type="string">
            <text:p>@SenBillNelso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ack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@BarackObam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IN</text:p>
          </table:table-cell>
          <table:table-cell office:value-type="string" calcext:value-type="string">
            <text:p>@SenDonnell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bbie</text:p>
          </table:table-cell>
          <table:table-cell office:value-type="string" calcext:value-type="string">
            <text:p>Staben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tabenow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lfranke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McCask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clairecmc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rro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@SenSherrodBrow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Shelby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@SenShelb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otton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SenTomCotto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Flake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@JeffFlak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Gardner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CoryGardn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Rubio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FL</text:p>
          </table:table-cell>
          <table:table-cell office:value-type="string" calcext:value-type="string">
            <text:p>@marcorubi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Crapo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MikeCrapo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Coats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IN</text:p>
          </table:table-cell>
          <table:table-cell office:value-type="string" calcext:value-type="string">
            <text:p>@SenDanCoat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oran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@JerryMora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ch</text:p>
          </table:table-cell>
          <table:table-cell office:value-type="string" calcext:value-type="string">
            <text:p>McConnell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KY</text:p>
          </table:table-cell>
          <table:table-cell office:value-type="string" calcext:value-type="string">
            <text:p>@McConnellPres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Paul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KY</text:p>
          </table:table-cell>
          <table:table-cell office:value-type="string" calcext:value-type="string">
            <text:p>@RandPau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Vitter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LA</text:p>
          </table:table-cell>
          <table:table-cell office:value-type="string" calcext:value-type="string">
            <text:p>@DavidVitt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Cassidy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LA</text:p>
          </table:table-cell>
          <table:table-cell office:value-type="string" calcext:value-type="string">
            <text:p>@BillCassid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ollins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@SenatorCollin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Daines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@SteveDaine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urr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NC</text:p>
          </table:table-cell>
          <table:table-cell office:value-type="string" calcext:value-type="string">
            <text:p>@SenatorBur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om</text:p>
          </table:table-cell>
          <table:table-cell office:value-type="string" calcext:value-type="string">
            <text:p>Tillis</text:p>
          </table:table-cell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NC</text:p>
          </table:table-cell>
          <table:table-cell office:value-type="string" calcext:value-type="string">
            <text:p>@ThomTilli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Lankford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@SenatorLankfor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Toomey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@SenToomey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Graha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table:style-name="ce7" office:value-type="string" calcext:value-type="string">
            <text:p>@LindseyGrahamSC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Thune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JohnThun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orker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@SenBobCork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Cruz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table:style-name="ce7" office:value-type="string" calcext:value-type="string">
            <text:p>@tedcruz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Johnson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RonJohnso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personality_cluster_result_4.A1:personality_cluster_result_4.F10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6:39:14.389340381</dc:date>
    <meta:editing-duration>PT2M6S</meta:editing-duration>
    <meta:editing-cycles>1</meta:editing-cycles>
    <meta:document-statistic meta:table-count="1" meta:cell-count="851" meta:object-count="0"/>
    <meta:generator>LibreOffice/5.1.4.2$Linux_X86_64 LibreOffice_project/10m0$Build-2</meta:generator>
  </office:meta>
</office:document-meta>
</file>